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text-align="justify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><text:s/>Datasheet vom Atmega32U4, Seite 186: SPI slave works up to max f_osc/4 = 4 MHz (f_osc = 16 MHz)</text:p>
      <text:p text:style-name="Text_20_body"/>
      <text:h text:style-name="Heading_20_1" text:outline-level="1">TODOs</text:h>
      <text:list xml:id="list737611917936554105" text:style-name="L1">
        <text:list-item>
          <text:p text:style-name="P1">SPI level am Up-Board messen =&gt; Messung zeigt 3.3V</text:p>
          <text:list>
            <text:list-item>
              <text:p text:style-name="P1">Rev: A0.300</text:p>
            </text:list-item>
          </text:list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  <text:list-item>
          <text:p text:style-name="P1">Sobald das Projekt weiter fortgeschritten ist, dann eine E-Mail Adresse anlegen und von der AGPL Lizenz Zeile 648 erfüllen: "Also add information on how to contact you by electronic and paper mail."</text:p>
          <text:list>
            <text:list-item>
              <text:p text:style-name="P1">Aus alten commits meine E-Mail löschen und Option in Github setzen:</text:p>
              <text:list>
                <text:list-item>
                  <text:p text:style-name="P1">Block command line pushes that expose my email </text:p>
                </text:list-item>
              </text:list>
            </text:list-item>
          </text:list>
        </text:list-item>
      </text:list>
      <text:h text:style-name="Heading_20_1" text:outline-level="1">GDB</text:h>
      <text:list xml:id="list1388841636640086202" text:style-name="L2">
        <text:list-item>
          <text:p text:style-name="P2">Wie können im Betrieb variablen ausgelesen werden?</text:p>
          <text:list>
            <text:list-item>
              <text:p text:style-name="P2">Idee: Breakpoint und dann die entsprechenden variablen lesen.</text:p>
              <text:list>
                <text:list-item>
                  <text:p text:style-name="P2">Wird wohl nur gerade in der Gegend gehen: also evtl. Ein Breakpoint dann dort setzen</text:p>
                </text:list-item>
                <text:list-item>
                  <text:p text:style-name="P2">Woher kommen die Daten welche Variablen gelesen werden sollen und wie wird das synchronsiert?</text:p>
                </text:list-item>
              </text:list>
            </text:list-item>
            <text:list-item>
              <text:p text:style-name="P2">Idee:</text:p>
              <text:list>
                <text:list-item>
                  <text:p text:style-name="P2"><text:soft-page-break/>Symbol Liste von allem, das ausgelesen werden kann zu Beginn erzeugen</text:p>
                </text:list-item>
                <text:list-item>
                  <text:p text:style-name="P2">Mit C-Code die gewünschten Werte auslesen</text:p>
                  <text:list>
                    <text:list-item>
                      <text:p text:style-name="P2">direkt über die Adresse?</text:p>
                    </text:list-item>
                  </text:list>
                </text:list-item>
                <text:list-item>
                  <text:p text:style-name="P2">Kommunikation über Netzwerk (nicht SSH)??</text:p>
                </text:list-item>
              </text:list>
            </text:list-item>
            <text:list-item>
              <text:p text:style-name="P2">Idee:</text:p>
              <text:list>
                <text:list-item>
                  <text:p text:style-name="P2">Debug stub implementieren</text:p>
                </text:list-item>
                <text:list-item>
                  <text:p text:style-name="P2">Nach Bedarf neue Tracepoints setzen</text:p>
                  <text:list>
                    <text:list-item>
                      <text:p text:style-name="P2">geht das? =&gt; ich glaube nicht, da auch sonst muss das Programm angehalten werden um das zu erreichen.</text:p>
                    </text:list-item>
                  </text:list>
                </text:list-item>
                <text:list-item>
                  <text:p text:style-name="P2">Mit Netzwerkkommunikation ergänzen</text:p>
                </text:list-item>
              </text:list>
            </text:list-item>
          </text:list>
        </text:list-item>
      </text:list>
      <text:p text:style-name="Text_20_body"/>
      <text:list xml:id="list1381852885912356879" text:style-name="L3">
        <text:list-item>
          <text:p text:style-name="P3">Idee:</text:p>
          <text:list>
            <text:list-item>
              <text:p text:style-name="P3">GDB session per SSH vom client aus starten (app noch nicht starten)</text:p>
            </text:list-item>
            <text:list-item>
              <text:p text:style-name="P3">"info variables" ausführen</text:p>
            </text:list-item>
            <text:list-item>
              <text:p text:style-name="P3">adressen bestimmen "<text:span text:style-name="Source_20_Text">info address </text:span><text:span text:style-name="Source_20_Text"><text:span text:style-name="Variable">symbol</text:span></text:span> "</text:p>
            </text:list-item>
            <text:list-item>
              <text:p text:style-name="P3">adressen und symbole speichern</text:p>
            </text:list-item>
            <text:list-item>
              <text:p text:style-name="P3">im c code selber wird dieses file dann ausgewertet</text:p>
            </text:list-item>
            <text:list-item>
              <text:p text:style-name="P3">anfragen kommen über ethernet direkt in den c code. Anworten weden auch hier erzeugt.</text:p>
            </text:list-item>
            <text:list-item>
              <text:p text:style-name="P4">Problem: falls dieser Ansazt funktioniert, dann NICHT für lokale variablen</text:p>
              <text:list>
                <text:list-item>
                  <text:p text:style-name="P3">momentan z.B. appIn und appOut</text:p>
                </text:list-item>
                <text:list-item>
                  <text:p text:style-name="P3">lokale variablen in aufgerufenen Funktionen können nur auf 2 Arten betrachtet werden:</text:p>
                  <text:list>
                    <text:list-item>
                      <text:p text:style-name="P3">Program per Breakpoint in der Funktion anhalten und die Variablen auslesen</text:p>
                      <text:list>
                        <text:list-item>
                          <text:p text:style-name="P3">=&gt; dauert wohl zu lange, da es nicht automatisierbar ist, oder?</text:p>
                        </text:list-item>
                      </text:list>
                    </text:list-item>
                    <text:list-item>
                      <text:p text:style-name="P3">Die variablen im modul persistent ablegen. Ausserhalb der Funktion</text:p>
                      <text:list>
                        <text:list-item>
                          <text:p text:style-name="P3">=&gt; dafür muss der code angepasst werde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Idee: für lokale variablen</text:p>
          <text:list>
            <text:list-item>
              <text:p text:style-name="P3">mittels "info scope appTick" kann ich rausfinden welche lokalen variablen es in der Funktion gibt. Und wo auf dem Stack diese liegen werden.</text:p>
            </text:list-item>
            <text:list-item>
              <text:p text:style-name="P3">Vor dem Verlassen der Funktion könnten die entsprechenden variablen gelesen werden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8H44M49S</meta:editing-duration>
    <meta:editing-cycles>34</meta:editing-cycles>
    <meta:generator>OpenOffice/4.1.5$Win32 OpenOffice.org_project/415m1$Build-9789</meta:generator>
    <dc:date>2019-03-26T10:55:37.76</dc:date>
    <meta:document-statistic meta:table-count="0" meta:image-count="0" meta:object-count="0" meta:page-count="2" meta:paragraph-count="50" meta:word-count="519" meta:character-count="3056"/>
    <meta:user-defined meta:name="Info 1"/>
    <meta:user-defined meta:name="Info 2"/>
    <meta:user-defined meta:name="Info 3"/>
    <meta:user-defined meta:name="Info 4"/>
  </office:meta>
</office:document-meta>
</file>